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13" style:family="graphic" style:parent-style-name="standard">
      <style:graphic-properties draw:fill="hatch" draw:fill-hatch-name="Red_20_Crossed_20_45_20_Degrees" draw:opacity="35%" draw:opacity-name="" draw:textarea-vertical-align="middle"/>
    </style:style>
    <style:style style:name="gr14" style:family="graphic" style:parent-style-name="standard">
      <style:graphic-properties draw:textarea-vertical-align="middl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24pt" fo:font-weight="bold" style:font-size-asian="24pt" style:font-size-complex="2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0000" fo:font-weight="bold" style:font-weight-asian="bold" style:font-weight-complex="bold"/>
    </style:style>
    <style:style style:name="P7" style:family="paragraph">
      <style:paragraph-properties fo:text-align="center"/>
      <style:text-properties fo:color="#00cc00"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420e" fo:font-weight="bold" style:font-weight-asian="bold" style:font-weight-complex="bold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8cm" svg:height="1.195cm" svg:x="-0.044cm" svg:y="1.308cm">
          <draw:text-box>
            <text:p text:style-name="P1"><text:span text:style-name="T1">Topic</text:span><text:span text:style-name="T2"> </text:span><text:span text:style-name="T1">Tests</text:span></text:p>
          </draw:text-box>
        </draw:frame>
        <draw:custom-shape draw:style-name="gr2" draw:text-style-name="P2" draw:layer="layout" svg:width="7.366cm" svg:height="2.733cm" svg:x="6.533cm" svg:y="5.388cm">
          <text:p text:style-name="P2"><text:span text:style-name="T3">DENYTOPIC</text:span>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683cm" svg:y1="6.754cm" svg:x2="17.366cm" svg:y2="6.754cm">
          <text:p/>
        </draw:line>
        <draw:frame draw:style-name="gr4" draw:text-style-name="P2" draw:layer="layout" svg:width="4.728cm" svg:height="2.384cm" svg:x="13.744cm" svg:y="5.954cm">
          <draw:text-box>
            <text:p text:style-name="P2"><text:span text:style-name="T3">User or * </text:span></text:p>
            <text:p text:style-name="P2"><text:span text:style-name="T3">in list</text:span></text:p>
            <text:p text:style-name="P2"><text:span text:style-name="T4">DENIED</text:span></text:p>
          </draw:text-box>
        </draw:frame>
        <draw:frame draw:style-name="gr5" draw:layer="layout" svg:width="0.714cm" svg:height="0.962cm" svg:x="9.721cm" svg:y="17.304cm">
          <draw:text-box>
            <text:p>`</text:p>
          </draw:text-box>
        </draw:frame>
        <draw:custom-shape draw:style-name="gr2" draw:text-style-name="P2" draw:layer="layout" svg:width="7.366cm" svg:height="2.733cm" svg:x="6.395cm" svg:y="17.619cm">
          <text:p text:style-name="P2"><text:span text:style-name="T3">ALLOWTOPIC</text:span>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562cm" svg:y1="18.985cm" svg:x2="17.245cm" svg:y2="18.985cm">
          <text:p/>
        </draw:line>
        <draw:custom-shape draw:style-name="gr6" draw:text-style-name="P2" draw:layer="layout" svg:width="7.366cm" svg:height="2.733cm" svg:x="6.472cm" svg:y="12.415cm">
          <text:p text:style-name="P2"><text:span text:style-name="T3">DENYTOPIC</text:span></text:p>
          <text:p text:style-name="P2"><text:span text:style-name="T3">= </text:span><text:s/>&lt;empty&gt;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756cm" svg:y1="13.782cm" svg:x2="17.439cm" svg:y2="13.782cm">
          <text:p/>
        </draw:line>
        <draw:frame draw:style-name="gr5" draw:text-style-name="P2" draw:layer="layout" svg:width="3.707cm" svg:height="1.673cm" svg:x="13.456cm" svg:y="12.941cm">
          <draw:text-box>
            <text:p text:style-name="P2"><text:span text:style-name="T3">YES</text:span></text:p>
            <text:p text:style-name="P2"><text:span text:style-name="T5">ALLOWED</text:span></text:p>
          </draw:text-box>
        </draw:frame>
        <draw:custom-shape draw:style-name="gr2" draw:text-style-name="P2" draw:layer="layout" svg:width="7.366cm" svg:height="2.732cm" svg:x="6.333cm" svg:y="25.587cm">
          <text:p text:style-name="P2"><text:span text:style-name="T3">DENYWE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644cm" svg:y1="26.953cm" svg:x2="17.327cm" svg:y2="26.953cm">
          <text:p/>
        </draw:line>
        <draw:frame draw:style-name="gr7" draw:text-style-name="P2" draw:layer="layout" svg:width="3.156cm" svg:height="2.384cm" svg:x="13.644cm" svg:y="26.162cm">
          <draw:text-box>
            <text:p text:style-name="P2"><text:span text:style-name="T3">User or *</text:span></text:p>
            <text:p text:style-name="P2"><text:span text:style-name="T3">in list </text:span></text:p>
            <text:p text:style-name="P2"><text:span text:style-name="T4">DENIED</text:span></text:p>
          </draw:text-box>
        </draw:frame>
        <draw:frame draw:style-name="gr5" draw:layer="layout" svg:width="0.714cm" svg:height="0.962cm" svg:x="9.659cm" svg:y="28.905cm">
          <draw:text-box>
            <text:p>`</text:p>
          </draw:text-box>
        </draw:frame>
        <draw:custom-shape draw:style-name="gr2" draw:text-style-name="P2" draw:layer="layout" svg:width="7.366cm" svg:height="2.732cm" svg:x="6.333cm" svg:y="29.221cm">
          <text:p text:style-name="P2"><text:span text:style-name="T3">ALLOWWEB</text:span>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761cm" svg:y1="30.587cm" svg:x2="17.444cm" svg:y2="30.587cm">
          <text:p/>
        </draw:line>
        <draw:frame draw:style-name="gr8" draw:text-style-name="P2" draw:layer="layout" svg:width="3.707cm" svg:height="2.384cm" svg:x="13.38cm" svg:y="29.734cm">
          <draw:text-box>
            <text:p text:style-name="P2"><text:span text:style-name="T3">User or *</text:span></text:p>
            <text:p text:style-name="P2"><text:span text:style-name="T3">in list</text:span></text:p>
            <text:p text:style-name="P2"><text:span text:style-name="T5">ALLOWED</text:span></text:p>
          </draw:text-box>
        </draw:frame>
        <draw:frame draw:style-name="gr5" draw:text-style-name="P4" draw:layer="layout" svg:width="4.655cm" svg:height="1.195cm" svg:x="0cm" svg:y="24.462cm">
          <draw:text-box>
            <text:p text:style-name="P4"><text:span text:style-name="T2">Web Tests</text:span></text:p>
          </draw:text-box>
        </draw:frame>
        <draw:frame draw:style-name="gr5" draw:text-style-name="P5" draw:layer="layout" svg:width="4.558cm" svg:height="0.962cm" svg:x="8.607cm" svg:y="15.253cm">
          <draw:text-box>
            <text:p text:style-name="P5"><text:span text:style-name="T3">No - continue</text:span></text:p>
          </draw:text-box>
        </draw:frame>
        <draw:frame draw:style-name="gr5" draw:layer="layout" svg:width="6.56cm" svg:height="0.962cm" svg:x="6.505cm" svg:y="28.38cm">
          <draw:text-box>
            <text:p><text:span text:style-name="T3">Not in list </text:span>- <text:s/>continue</text:p>
          </draw:text-box>
        </draw:frame>
        <draw:frame draw:style-name="gr9" draw:layer="layout" svg:width="8.224cm" svg:height="0.962cm" svg:x="5.572cm" svg:y="32.373cm">
          <draw:text-box>
            <text:p><text:span text:style-name="T3">Allow not set - </text:span><text:span text:style-name="T5">ALLOWED</text:span></text:p>
          </draw:text-box>
        </draw:frame>
        <draw:line draw:style-name="gr3" draw:text-style-name="P2" draw:layer="layout" svg:x1="10.216cm" svg:y1="8.121cm" svg:x2="10.233cm" svg:y2="9.401cm">
          <text:p/>
        </draw:line>
        <draw:line draw:style-name="gr3" draw:text-style-name="P2" draw:layer="layout" svg:x1="10.116cm" svg:y1="15.072cm" svg:x2="10.133cm" svg:y2="17.791cm">
          <text:p/>
        </draw:line>
        <draw:line draw:style-name="gr3" draw:text-style-name="P2" draw:layer="layout" svg:x1="10.033cm" svg:y1="23.117cm" svg:x2="10.017cm" svg:y2="25.688cm">
          <text:p/>
        </draw:line>
        <draw:line draw:style-name="gr3" draw:text-style-name="P2" draw:layer="layout" svg:x1="10.016cm" svg:y1="31.953cm" svg:x2="10.016cm" svg:y2="33.529cm">
          <text:p/>
        </draw:line>
        <draw:line draw:style-name="gr3" draw:text-style-name="P2" draw:layer="layout" svg:x1="10.016cm" svg:y1="28.319cm" svg:x2="10.016cm" svg:y2="29.265cm">
          <text:p/>
        </draw:line>
        <draw:frame draw:style-name="gr8" draw:text-style-name="P5" draw:layer="layout" svg:width="4.646cm" svg:height="1.673cm" svg:x="2.386cm" svg:y="12.903cm">
          <draw:text-box>
            <text:p text:style-name="P5"><text:span text:style-name="T3">Eliminated in </text:span></text:p>
            <text:p text:style-name="P5"><text:span text:style-name="T3">Foswiki 1.2</text:span></text:p>
          </draw:text-box>
        </draw:frame>
        <draw:custom-shape draw:style-name="gr2" draw:text-style-name="P6" draw:layer="layout" svg:width="2.292cm" svg:height="1.682cm" svg:x="17.383cm" svg:y="5.899cm">
          <text:p text:style-name="P2"><text:span text:style-name="T6">STO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6" draw:layer="layout" svg:width="2.292cm" svg:height="1.681cm" svg:x="17.18cm" svg:y="26.073cm">
          <text:p text:style-name="P2"><text:span text:style-name="T6">STO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7" draw:layer="layout" svg:width="2.31cm" svg:height="1.471cm" svg:x="17.332cm" svg:y="18.205cm">
          <text:p text:style-name="P7"><text:span text:style-name="T5">G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6.461cm" svg:y1="30.588cm" svg:x2="3.429cm" svg:y2="30.595cm">
          <text:p/>
        </draw:line>
        <draw:frame draw:style-name="gr10" draw:text-style-name="P2" draw:layer="layout" svg:width="3.707cm" svg:height="2.384cm" svg:x="13.395cm" svg:y="18.155cm">
          <draw:text-box>
            <text:p text:style-name="P2"><text:span text:style-name="T3">User or *</text:span></text:p>
            <text:p text:style-name="P2"><text:span text:style-name="T3">In list</text:span></text:p>
            <text:p><text:span text:style-name="T5">ALLOWED</text:span></text:p>
          </draw:text-box>
        </draw:frame>
        <draw:frame draw:style-name="gr4" draw:text-style-name="P2" draw:layer="layout" svg:width="3.458cm" svg:height="1.673cm" svg:x="3.527cm" svg:y="29.784cm">
          <draw:text-box>
            <text:p text:style-name="P2"><text:span text:style-name="T3">Not in list</text:span></text:p>
            <text:p text:style-name="P2"><text:span text:style-name="T4">DENIED</text:span></text:p>
          </draw:text-box>
        </draw:frame>
        <draw:custom-shape draw:style-name="gr2" draw:text-style-name="P6" draw:layer="layout" svg:width="2.278cm" svg:height="1.682cm" svg:x="1.143cm" svg:y="29.701cm">
          <text:p text:style-name="P2"><text:span text:style-name="T6">STO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3" draw:text-style-name="P2" draw:layer="layout" svg:x1="6.307cm" svg:y1="19.031cm" svg:x2="3.402cm" svg:y2="19.07cm">
          <text:p/>
        </draw:line>
        <draw:frame draw:style-name="gr11" draw:text-style-name="P2" draw:layer="layout" svg:width="3.458cm" svg:height="1.673cm" svg:x="3.502cm" svg:y="18.186cm">
          <draw:text-box>
            <text:p text:style-name="P2"><text:span text:style-name="T3">Not in list</text:span></text:p>
            <text:p text:style-name="P2"><text:span text:style-name="T4">DENIED</text:span></text:p>
          </draw:text-box>
        </draw:frame>
        <draw:custom-shape draw:style-name="gr2" draw:text-style-name="P6" draw:layer="layout" svg:width="2.292cm" svg:height="1.681cm" svg:x="1.2cm" svg:y="18.145cm">
          <text:p text:style-name="P2"><text:span text:style-name="T6">STO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7" draw:layer="layout" svg:width="2.31cm" svg:height="1.472cm" svg:x="17.359cm" svg:y="29.806cm">
          <text:p text:style-name="P7"><text:span text:style-name="T5">G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2.31cm" svg:height="1.471cm" svg:x="9.255cm" svg:y="33.275cm">
          <text:p text:style-name="P7"><text:span text:style-name="T5">G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0.714cm" svg:height="0.962cm" svg:x="9.921cm" svg:y="0.116cm">
          <draw:text-box>
            <text:p>`</text:p>
          </draw:text-box>
        </draw:frame>
        <draw:custom-shape draw:style-name="gr2" draw:text-style-name="P2" draw:layer="layout" svg:width="7.366cm" svg:height="2.733cm" svg:x="6.595cm" svg:y="1.231cm">
          <text:p text:style-name="P2"><text:span text:style-name="T3">Is ADMIN?</text:span>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3.762cm" svg:y1="2.598cm" svg:x2="17.445cm" svg:y2="2.598cm">
          <text:p/>
        </draw:line>
        <draw:custom-shape draw:style-name="gr2" draw:text-style-name="P7" draw:layer="layout" svg:width="2.31cm" svg:height="1.472cm" svg:x="17.532cm" svg:y="1.817cm">
          <text:p text:style-name="P7"><text:span text:style-name="T5">G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3.707cm" svg:height="1.778cm" svg:x="13.646cm" svg:y="1.816cm">
          <draw:text-box>
            <text:p text:style-name="P2"><text:span text:style-name="T7">YES</text:span></text:p>
            <text:p text:style-name="P2"><text:span text:style-name="T5">ALLOWED</text:span></text:p>
          </draw:text-box>
        </draw:frame>
        <draw:line draw:style-name="gr3" draw:text-style-name="P2" draw:layer="layout" svg:x1="10.217cm" svg:y1="3.899cm" svg:x2="10.16cm" svg:y2="5.499cm">
          <text:p/>
        </draw:line>
        <draw:custom-shape draw:style-name="gr2" draw:text-style-name="P7" draw:layer="layout" svg:width="2.31cm" svg:height="1.472cm" svg:x="17.356cm" svg:y="13.036cm">
          <text:p text:style-name="P7"><text:span text:style-name="T5">G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10.133cm" svg:y1="20.167cm" svg:x2="10.079cm" svg:y2="21.593cm">
          <text:p/>
        </draw:line>
        <draw:rect draw:style-name="gr13" draw:text-style-name="P2" draw:layer="layout" svg:width="17.907cm" svg:height="4.334cm" svg:x="2.005cm" svg:y="12.212cm">
          <text:p/>
        </draw:rect>
        <draw:line draw:style-name="gr3" draw:text-style-name="P2" draw:layer="layout" svg:x1="10.26cm" svg:y1="11.06cm" svg:x2="10.26cm" svg:y2="12.594cm">
          <text:p/>
        </draw:line>
        <draw:rect draw:style-name="gr14" draw:text-style-name="P8" draw:layer="layout" svg:width="9.271cm" svg:height="1.524cm" svg:x="5.48cm" svg:y="9.536cm">
          <text:p text:style-name="P2"><text:span text:style-name="T3">DENY not set, or</text:span></text:p>
          <text:p text:style-name="P2"><text:span text:style-name="T3">User not in the list - continue</text:span></text:p>
        </draw:rect>
        <draw:rect draw:style-name="gr14" draw:text-style-name="P8" draw:layer="layout" svg:width="9.271cm" svg:height="1.524cm" svg:x="5.715cm" svg:y="21.577cm">
          <text:p text:style-name="P2"><text:span text:style-name="T3">ALLOW not set</text:span></text:p>
          <text:p text:style-name="P2">continue checking Web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20:40:02</meta:creation-date>
    <dc:date>2014-04-11T00:13:04</dc:date>
    <meta:editing-duration>PT1H44M43S</meta:editing-duration>
    <meta:editing-cycles>4</meta:editing-cycles>
    <meta:generator>OpenOffice/4.0.1$Linux OpenOffice.org_project/401m5$Build-9714</meta:generator>
    <meta:document-statistic meta:object-count="51"/>
  </office:meta>
</office:document-meta>
</file>